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b9ec" officeooo:paragraph-rsid="001d4c3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541a4" officeooo:paragraph-rsid="001d4c37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a175" officeooo:paragraph-rsid="001d4c3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41a4" officeooo:paragraph-rsid="001d4c3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0d327" officeooo:paragraph-rsid="0020d32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d4c37" officeooo:paragraph-rsid="001d4c3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251ae" officeooo:paragraph-rsid="002251a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2b44d" officeooo:paragraph-rsid="0022b44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45659" officeooo:paragraph-rsid="0024565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4f180" officeooo:paragraph-rsid="0024f18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5675b" officeooo:paragraph-rsid="0025675b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ca175" officeooo:paragraph-rsid="001d4c3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2b44d" officeooo:paragraph-rsid="0022b44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7237d" officeooo:paragraph-rsid="0027237d" style:font-size-asian="14pt" style:font-weight-asian="normal" style:font-size-complex="14pt" style:font-weight-complex="normal"/>
    </style:style>
    <style:style style:name="T1" style:family="text">
      <style:text-properties officeooo:rsid="001d4c37"/>
    </style:style>
    <style:style style:name="T2" style:family="text">
      <style:text-properties officeooo:rsid="001ee5f6"/>
    </style:style>
    <style:style style:name="T3" style:family="text">
      <style:text-properties officeooo:rsid="001f44c6"/>
    </style:style>
    <style:style style:name="T4" style:family="text">
      <style:text-properties officeooo:rsid="00254a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ct </text:span>Ideas</text:p>
      <text:p text:style-name="P2"/>
      <text:p text:style-name="P4">Is there a program emulation function or partial code execution ability within GHIDRA? <text:s/>Could look into developing this capability to speed up analysis</text:p>
      <text:p text:style-name="P4"/>
      <text:p text:style-name="P5">Need real-time status of register values. <text:s/>Is there already a plugin developed for GHIDRA?</text:p>
      <text:p text:style-name="P1"/>
      <text:p text:style-name="P3">Investigate profiling compilers based on preambles. <text:s/></text:p>
      <text:list xml:id="list2648798613" text:style-name="L1">
        <text:list-item>
          <text:p text:style-name="P12"><text:span text:style-name="T4">T</text:span>here are differences between GCC and VS on Windows. <text:s/></text:p>
        </text:list-item>
        <text:list-item>
          <text:p text:style-name="P12">Supervised learning model: <text:s/>Create list of binaries with compiler information, architecture/instruction set, etc.</text:p>
        </text:list-item>
      </text:list>
      <text:p text:style-name="P1"/>
      <text:p text:style-name="P6">Investigate use of P-code in Intermediate Repres<text:span text:style-name="T3">entation </text:span>(IR) <text:span text:style-name="T2">analysis. <text:s/>What exactly do I want to do with this?</text:span></text:p>
      <text:p text:style-name="P6"/>
      <text:p text:style-name="P7">Develop predictive models around NFL and MLB data sets. <text:s/>What kind of questions do I want answered?</text:p>
      <text:p text:style-name="P7"/>
      <text:p text:style-name="P8">Analyzing PS3 and Nintendo Wii PowerPC architecture </text:p>
      <text:p text:style-name="P8"/>
      <text:p text:style-name="P14">Heuristic programming with respect to Artificial Intelligence (AI)</text:p>
      <text:p text:style-name="P8"/>
      <text:p text:style-name="P9">Dronekit python and integrating autonomous flight capabilities</text:p>
      <text:p text:style-name="P9"/>
      <text:p text:style-name="P10">Ethereum Development</text:p>
      <text:p text:style-name="P10"/>
      <text:p text:style-name="P11">Learn Ja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0:18:02.552968049</meta:creation-date>
    <dc:date>2019-04-22T10:24:23.244506968</dc:date>
    <meta:editing-duration>PT12M4S</meta:editing-duration>
    <meta:editing-cycles>11</meta:editing-cycles>
    <meta:generator>LibreOffice/6.0.7.3$Linux_X86_64 LibreOffice_project/00m0$Build-3</meta:generator>
    <dc:creator>John Cox</dc:creator>
    <meta:document-statistic meta:table-count="0" meta:image-count="0" meta:object-count="0" meta:page-count="1" meta:paragraph-count="13" meta:word-count="130" meta:character-count="897" meta:non-whitespace-character-count="772"/>
  </office:meta>
</office:document-meta>
</file>